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color="#44546A"/>
    </style:style>
    <style:style style:name="P3" style:parent-style-name="Normal" style:family="paragraph">
      <style:paragraph-properties fo:text-align="center" fo:margin-top="0.1666in"/>
    </style:style>
    <style:style style:name="T4" style:parent-style-name="DefaultParagraphFont" style:family="text">
      <style:text-properties fo:color="#FFFFFF"/>
    </style:style>
    <style:style style:name="T5" style:parent-style-name="DefaultParagraphFont" style:family="text">
      <style:text-properties fo:color="#FFFFFF"/>
    </style:style>
    <style:style style:name="P6" style:parent-style-name="Normal" style:family="paragraph">
      <style:paragraph-properties fo:line-height="100%"/>
    </style:style>
    <style:style style:name="T7" style:parent-style-name="DefaultParagraphFont" style:family="text">
      <style:text-properties style:font-name="Calibri Light" style:font-name-asian="Times New Roman" fo:color="#4472C4" fo:font-size="36pt" style:font-size-asian="36pt" style:font-size-complex="36pt"/>
    </style:style>
    <style:style style:name="T8" style:parent-style-name="DefaultParagraphFont" style:family="text">
      <style:text-properties style:font-name="Calibri Light" style:font-name-asian="Times New Roman" fo:color="#44546A" fo:font-size="16pt" style:font-size-asian="16pt" style:font-size-complex="16pt"/>
    </style:style>
    <style:style style:name="P9" style:parent-style-name="TOC1" style:family="paragraph">
      <style:paragraph-properties>
        <style:tab-stops>
          <style:tab-stop style:type="right" style:position="6.2611in"/>
        </style:tab-stops>
      </style:paragraph-properties>
    </style:style>
    <style:style style:name="P10" style:parent-style-name="TOC2" style:family="paragraph">
      <style:paragraph-properties>
        <style:tab-stops>
          <style:tab-stop style:type="right" style:position="0.3486in"/>
          <style:tab-stop style:type="right" style:position="6.2611in"/>
        </style:tab-stops>
      </style:paragraph-properties>
    </style:style>
    <style:style style:name="T11" style:parent-style-name="DefaultParagraphFont" style:family="text">
      <style:text-properties style:font-name-asian="Times New Roman" style:font-name-complex="Times New Roman" fo:font-weight="normal" style:font-weight-asian="normal" style:font-weight-complex="normal" fo:font-variant="normal" style:language-asian="en" style:country-asian="GB"/>
    </style:style>
    <style:style style:name="P12" style:parent-style-name="TOC2" style:family="paragraph">
      <style:paragraph-properties>
        <style:tab-stops>
          <style:tab-stop style:type="right" style:position="6.2611in"/>
        </style:tab-stops>
      </style:paragraph-properties>
    </style:style>
    <style:style style:name="P13" style:parent-style-name="TOC2" style:family="paragraph">
      <style:paragraph-properties>
        <style:tab-stops>
          <style:tab-stop style:type="right" style:position="6.2611in"/>
        </style:tab-stops>
      </style:paragraph-properties>
    </style:style>
    <style:style style:name="P14" style:parent-style-name="TOC3" style:family="paragraph">
      <style:paragraph-properties>
        <style:tab-stops>
          <style:tab-stop style:type="right" style:position="6.2611in"/>
        </style:tab-stops>
      </style:paragraph-properties>
    </style:style>
    <style:style style:name="P15" style:parent-style-name="TOC3" style:family="paragraph">
      <style:paragraph-properties>
        <style:tab-stops>
          <style:tab-stop style:type="right" style:position="6.2611in"/>
        </style:tab-stops>
      </style:paragraph-properties>
    </style:style>
    <style:style style:name="P16" style:parent-style-name="TOC1" style:family="paragraph">
      <style:paragraph-properties>
        <style:tab-stops>
          <style:tab-stop style:type="right" style:position="6.2611in"/>
        </style:tab-stops>
      </style:paragraph-properties>
    </style:style>
    <style:style style:name="P17" style:parent-style-name="TOC2" style:family="paragraph">
      <style:paragraph-properties>
        <style:tab-stops>
          <style:tab-stop style:type="right" style:position="6.2611in"/>
        </style:tab-stops>
      </style:paragraph-properties>
    </style:style>
    <style:style style:name="P18" style:parent-style-name="TOC2" style:family="paragraph">
      <style:paragraph-properties>
        <style:tab-stops>
          <style:tab-stop style:type="right" style:position="6.2611in"/>
        </style:tab-stops>
      </style:paragraph-properties>
    </style:style>
    <style:style style:name="P19" style:parent-style-name="TOC3" style:family="paragraph">
      <style:paragraph-properties>
        <style:tab-stops>
          <style:tab-stop style:type="right" style:position="6.2611in"/>
        </style:tab-stops>
      </style:paragraph-properties>
    </style:style>
    <style:style style:name="P20" style:parent-style-name="TOC3" style:family="paragraph">
      <style:paragraph-properties>
        <style:tab-stops>
          <style:tab-stop style:type="right" style:position="6.2611in"/>
        </style:tab-stops>
      </style:paragraph-properties>
    </style:style>
    <style:style style:name="P21" style:parent-style-name="TOC2" style:family="paragraph">
      <style:paragraph-properties>
        <style:tab-stops>
          <style:tab-stop style:type="right" style:position="6.2611in"/>
        </style:tab-stops>
      </style:paragraph-properties>
    </style:style>
    <style:style style:name="P22" style:parent-style-name="TOC3" style:family="paragraph">
      <style:paragraph-properties>
        <style:tab-stops>
          <style:tab-stop style:type="right" style:position="6.2611in"/>
        </style:tab-stops>
      </style:paragraph-properties>
    </style:style>
    <style:style style:name="P23" style:parent-style-name="TOC3" style:family="paragraph">
      <style:paragraph-properties>
        <style:tab-stops>
          <style:tab-stop style:type="right" style:position="6.2611in"/>
        </style:tab-stops>
      </style:paragraph-properties>
    </style:style>
    <style:style style:name="P24" style:parent-style-name="TOC2" style:family="paragraph">
      <style:paragraph-properties>
        <style:tab-stops>
          <style:tab-stop style:type="right" style:position="6.2611in"/>
        </style:tab-stops>
      </style:paragraph-properties>
    </style:style>
    <style:style style:name="P25" style:parent-style-name="TOC3" style:family="paragraph">
      <style:paragraph-properties>
        <style:tab-stops>
          <style:tab-stop style:type="right" style:position="6.2611in"/>
        </style:tab-stops>
      </style:paragraph-properties>
    </style:style>
    <style:style style:name="P26" style:parent-style-name="TOC3" style:family="paragraph">
      <style:paragraph-properties>
        <style:tab-stops>
          <style:tab-stop style:type="right" style:position="6.2611in"/>
        </style:tab-stops>
      </style:paragraph-properties>
    </style:style>
    <style:style style:name="P27" style:parent-style-name="TOC1" style:family="paragraph">
      <style:paragraph-properties>
        <style:tab-stops>
          <style:tab-stop style:type="right" style:position="6.2611in"/>
        </style:tab-stops>
      </style:paragraph-properties>
    </style:style>
    <style:style style:name="P28" style:parent-style-name="TOC2" style:family="paragraph">
      <style:paragraph-properties>
        <style:tab-stops>
          <style:tab-stop style:type="right" style:position="6.2611in"/>
        </style:tab-stops>
      </style:paragraph-properties>
    </style:style>
    <style:style style:name="P29" style:parent-style-name="TOC2" style:family="paragraph">
      <style:paragraph-properties>
        <style:tab-stops>
          <style:tab-stop style:type="right" style:position="6.2611in"/>
        </style:tab-stops>
      </style:paragraph-properties>
    </style:style>
    <style:style style:name="P30" style:parent-style-name="TOC2" style:family="paragraph">
      <style:paragraph-properties>
        <style:tab-stops>
          <style:tab-stop style:type="right" style:position="6.2611in"/>
        </style:tab-stops>
      </style:paragraph-properties>
    </style:style>
    <style:style style:name="P31" style:parent-style-name="TOC2" style:family="paragraph">
      <style:paragraph-properties>
        <style:tab-stops>
          <style:tab-stop style:type="right" style:position="6.2611in"/>
        </style:tab-stops>
      </style:paragraph-properties>
    </style:style>
    <style:style style:name="P32" style:parent-style-name="TOC2" style:family="paragraph">
      <style:paragraph-properties>
        <style:tab-stops>
          <style:tab-stop style:type="right" style:position="6.2611in"/>
        </style:tab-stops>
      </style:paragraph-properties>
    </style:style>
    <style:style style:name="P33" style:parent-style-name="TOC2" style:family="paragraph">
      <style:paragraph-properties>
        <style:tab-stops>
          <style:tab-stop style:type="right" style:position="6.2611in"/>
        </style:tab-stops>
      </style:paragraph-properties>
    </style:style>
    <style:style style:name="P34" style:parent-style-name="TOC1" style:family="paragraph">
      <style:paragraph-properties>
        <style:tab-stops>
          <style:tab-stop style:type="right" style:position="6.2611in"/>
        </style:tab-stops>
      </style:paragraph-properties>
    </style:style>
    <style:style style:name="P35" style:parent-style-name="Normal" style:family="paragraph">
      <style:text-properties fo:hyphenate="true"/>
    </style:style>
    <style:style style:name="P36" style:parent-style-name="Heading1" style:family="paragraph">
      <style:text-properties style:use-window-font-color="true"/>
    </style:style>
    <style:style style:name="P37" style:parent-style-name="Heading2" style:family="paragraph">
      <style:text-properties style:use-window-font-color="true"/>
    </style:style>
    <style:style style:name="P38" style:parent-style-name="Heading2" style:family="paragraph">
      <style:text-properties style:use-window-font-color="true"/>
    </style:style>
    <style:style style:name="P39" style:parent-style-name="Normal" style:family="paragraph">
      <style:paragraph-properties fo:margin-left="0.5in">
        <style:tab-stops/>
      </style:paragraph-properties>
    </style:style>
    <style:style style:name="P40" style:parent-style-name="Normal" style:family="paragraph">
      <style:paragraph-properties fo:margin-left="0.5in">
        <style:tab-stops/>
      </style:paragraph-properties>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Heading2" style:family="paragraph">
      <style:text-properties style:use-window-font-color="true"/>
    </style:style>
    <style:style style:name="P45" style:parent-style-name="Heading3" style:family="paragraph">
      <style:text-properties style:use-window-font-color="true"/>
    </style:style>
    <style:style style:name="P46" style:parent-style-name="Heading3" style:family="paragraph">
      <style:text-properties style:use-window-font-color="true"/>
    </style:style>
    <style:style style:name="P47" style:parent-style-name="Heading1" style:family="paragraph">
      <style:text-properties style:use-window-font-color="true"/>
    </style:style>
    <style:style style:name="P48" style:parent-style-name="Heading2" style:family="paragraph">
      <style:text-properties style:use-window-font-color="true"/>
    </style:style>
    <style:style style:name="T49" style:parent-style-name="DefaultParagraphFont" style:family="text">
      <style:text-properties style:font-name-complex="Calibri"/>
    </style:style>
    <style:style style:name="T50" style:parent-style-name="DefaultParagraphFont" style:family="text">
      <style:text-properties style:font-name-complex="Calibri"/>
    </style:style>
    <style:style style:name="T51" style:parent-style-name="DefaultParagraphFont" style:family="text">
      <style:text-properties style:font-name-complex="Calibri" fo:color="#000000" fo:background-color="#FFFFFF"/>
    </style:style>
    <style:style style:name="T52" style:parent-style-name="DefaultParagraphFont" style:family="text">
      <style:text-properties style:font-name-complex="Calibri"/>
    </style:style>
    <style:style style:name="T53" style:parent-style-name="DefaultParagraphFont" style:family="text">
      <style:text-properties style:font-name-complex="Calibri"/>
    </style:style>
    <style:style style:name="P54" style:parent-style-name="Normal" style:family="paragraph">
      <style:text-properties style:font-name-complex="Calibri"/>
    </style:style>
    <style:style style:name="P55" style:parent-style-name="ListParagraph" style:family="paragraph"/>
    <style:style style:name="T56" style:parent-style-name="DefaultParagraphFont" style:family="text">
      <style:text-properties style:font-name-complex="Calibri"/>
    </style:style>
    <style:style style:name="T57" style:parent-style-name="DefaultParagraphFont" style:family="text">
      <style:text-properties style:font-name-complex="Calibri"/>
    </style:style>
    <style:style style:name="T58" style:parent-style-name="DefaultParagraphFont" style:family="text">
      <style:text-properties style:font-name-complex="Calibri" fo:color="#000000" fo:background-color="#FFFFFF"/>
    </style:style>
    <style:style style:name="T59" style:parent-style-name="DefaultParagraphFont" style:family="text">
      <style:text-properties style:font-name-complex="Calibri"/>
    </style:style>
    <style:style style:name="T60" style:parent-style-name="DefaultParagraphFont" style:family="text">
      <style:text-properties style:font-name-complex="Calibri"/>
    </style:style>
    <style:style style:name="P61" style:parent-style-name="ListParagraph" style:family="paragraph"/>
    <style:style style:name="T62" style:parent-style-name="DefaultParagraphFont" style:family="text">
      <style:text-properties style:font-name-complex="Calibri"/>
    </style:style>
    <style:style style:name="T63" style:parent-style-name="DefaultParagraphFont" style:family="text">
      <style:text-properties style:font-name-complex="Calibri"/>
    </style:style>
    <style:style style:name="T64" style:parent-style-name="DefaultParagraphFont" style:family="text">
      <style:text-properties style:font-name-complex="Calibri" fo:color="#000000" fo:background-color="#FFFFFF"/>
    </style:style>
    <style:style style:name="T65" style:parent-style-name="DefaultParagraphFont" style:family="text">
      <style:text-properties style:font-name-complex="Calibri"/>
    </style:style>
    <style:style style:name="T66" style:parent-style-name="DefaultParagraphFont" style:family="text">
      <style:text-properties style:font-name-complex="Calibri"/>
    </style:style>
    <style:style style:name="T67" style:parent-style-name="DefaultParagraphFont" style:family="text">
      <style:text-properties style:font-name="Open Sans" style:font-name-complex="Open Sans" fo:color="#000000" fo:font-size="10pt" style:font-size-asian="10pt" style:font-size-complex="10pt" fo:background-color="#FFFFFF"/>
    </style:style>
    <style:style style:name="T68" style:parent-style-name="DefaultParagraphFont" style:family="text">
      <style:text-properties style:font-name-complex="Calibri"/>
    </style:style>
    <style:style style:name="P69" style:parent-style-name="ListParagraph" style:family="paragraph">
      <style:text-properties style:font-name-complex="Calibri"/>
    </style:style>
    <style:style style:name="P70" style:parent-style-name="Heading2" style:family="paragraph">
      <style:text-properties style:use-window-font-color="true"/>
    </style:style>
    <style:style style:name="P71" style:parent-style-name="Heading3" style:family="paragraph">
      <style:text-properties style:use-window-font-color="true"/>
    </style:style>
    <style:style style:name="T72" style:parent-style-name="DefaultParagraphFont" style:family="text">
      <style:text-properties style:font-name="Calibri" style:font-name-complex="Calibri"/>
    </style:style>
    <style:style style:name="T73" style:parent-style-name="DefaultParagraphFont" style:family="text">
      <style:text-properties style:font-name="Calibri" style:font-name-complex="Calibri" fo:color="#000000" fo:background-color="#FFFFFF"/>
    </style:style>
    <style:style style:name="T74" style:parent-style-name="DefaultParagraphFont" style:family="text">
      <style:text-properties style:font-name="Calibri" style:font-name-complex="Calibri"/>
    </style:style>
    <style:style style:name="T75" style:parent-style-name="DefaultParagraphFont" style:family="text">
      <style:text-properties style:font-name="Calibri" style:font-name-complex="Calibri"/>
    </style:style>
    <style:style style:name="T76" style:parent-style-name="DefaultParagraphFont" style:family="text">
      <style:text-properties style:font-name="Calibri" style:font-name-complex="Calibri"/>
    </style:style>
    <style:style style:name="T77" style:parent-style-name="DefaultParagraphFont" style:family="text">
      <style:text-properties style:font-name="Calibri" style:font-name-complex="Calibri" fo:color="#000000" fo:background-color="#FFFFFF"/>
    </style:style>
    <style:style style:name="T78" style:parent-style-name="DefaultParagraphFont" style:family="text">
      <style:text-properties style:font-name="Calibri" style:font-name-complex="Calibri" fo:color="#000000" fo:background-color="#FFFFFF"/>
    </style:style>
    <style:style style:name="T79" style:parent-style-name="DefaultParagraphFont" style:family="text">
      <style:text-properties style:font-name="Calibri" style:font-name-complex="Calibri" fo:color="#000000" fo:background-color="#FFFFFF"/>
    </style:style>
    <style:style style:name="T80" style:parent-style-name="DefaultParagraphFont" style:family="text">
      <style:text-properties style:font-name="Calibri" style:font-name-complex="Calibri" fo:color="#000000" fo:background-color="#FFFFFF"/>
    </style:style>
    <style:style style:name="T81" style:parent-style-name="DefaultParagraphFont" style:family="text">
      <style:text-properties style:font-name="Calibri" style:font-name-complex="Calibri" fo:color="#000000" fo:background-color="#FFFFFF"/>
    </style:style>
    <style:style style:name="P82" style:parent-style-name="Heading3" style:family="paragraph">
      <style:text-properties style:use-window-font-color="true"/>
    </style:style>
    <style:style style:name="P83" style:parent-style-name="Heading3" style:family="paragraph">
      <style:text-properties style:use-window-font-color="true"/>
    </style:style>
    <style:style style:name="P84" style:parent-style-name="Heading2" style:family="paragraph">
      <style:text-properties style:use-window-font-color="true"/>
    </style:style>
    <style:style style:name="P85" style:parent-style-name="Heading3" style:family="paragraph">
      <style:text-properties style:use-window-font-color="true"/>
    </style:style>
    <style:style style:name="P86" style:parent-style-name="Heading3" style:family="paragraph">
      <style:text-properties style:use-window-font-color="true"/>
    </style:style>
    <style:style style:name="P87" style:parent-style-name="Heading2" style:family="paragraph">
      <style:text-properties style:use-window-font-color="true"/>
    </style:style>
    <style:style style:name="P88" style:parent-style-name="Heading3" style:family="paragraph">
      <style:text-properties style:use-window-font-color="true"/>
    </style:style>
    <style:style style:name="P89" style:parent-style-name="Heading3" style:family="paragraph">
      <style:text-properties style:use-window-font-color="true"/>
    </style:style>
    <style:style style:name="P90" style:parent-style-name="Heading1" style:family="paragraph">
      <style:text-properties style:use-window-font-color="true"/>
    </style:style>
    <style:style style:name="P91" style:parent-style-name="Heading2" style:family="paragraph">
      <style:text-properties style:use-window-font-color="true"/>
    </style:style>
    <style:style style:name="P92" style:parent-style-name="Heading2" style:family="paragraph">
      <style:text-properties style:use-window-font-color="true"/>
    </style:style>
    <style:style style:name="P93" style:parent-style-name="Heading2" style:family="paragraph">
      <style:text-properties style:use-window-font-color="true"/>
    </style:style>
    <style:style style:name="P94" style:parent-style-name="Heading2" style:family="paragraph">
      <style:text-properties style:use-window-font-color="true"/>
    </style:style>
    <style:style style:name="P95" style:parent-style-name="Heading2" style:family="paragraph">
      <style:text-properties style:use-window-font-color="true"/>
    </style:style>
    <style:style style:name="P96" style:parent-style-name="Heading2" style:family="paragraph">
      <style:text-properties style:use-window-font-color="true"/>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style:font-name="Open Sans" style:font-name-complex="Open Sans" fo:color="#000000" fo:font-size="10pt" style:font-size-asian="10pt" style:font-size-complex="10pt" fo:background-color="#FFFFFF"/>
    </style:style>
    <style:style style:name="T100" style:parent-style-name="DefaultParagraphFont" style:family="text">
      <style:text-properties style:font-name="Open Sans" style:font-name-complex="Open Sans" fo:color="#000000" fo:font-size="10pt" style:font-size-asian="10pt" style:font-size-complex="10pt" fo:background-color="#FFFFFF"/>
    </style:style>
    <style:style style:name="T101"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2" style:parent-style-name="DefaultParagraphFont" style:family="text">
      <style:text-properties style:font-name="Open Sans" style:font-name-complex="Open Sans" fo:color="#000000" fo:font-size="10pt" style:font-size-asian="10pt" style:font-size-complex="10pt" fo:background-color="#FFFFFF"/>
    </style:style>
    <style:style style:name="T103" style:parent-style-name="DefaultParagraphFont" style:family="text">
      <style:text-properties style:font-name="Open Sans" style:font-name-complex="Open Sans" fo:color="#000000"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5" style:parent-style-name="DefaultParagraphFont" style:family="text">
      <style:text-properties style:font-name="Open Sans" style:font-name-complex="Open Sans" fo:color="#000000" fo:font-size="10pt" style:font-size-asian="10pt" style:font-size-complex="10pt" fo:background-color="#FFFFFF"/>
    </style:style>
    <style:style style:name="T106" style:parent-style-name="DefaultParagraphFont" style:family="text">
      <style:text-properties style:font-name="Open Sans" style:font-name-complex="Open Sans" fo:color="#000000" fo:font-size="10pt" style:font-size-asian="10pt" style:font-size-complex="10pt" fo:background-color="#FFFFFF"/>
    </style:style>
    <style:style style:name="T107"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8" style:parent-style-name="DefaultParagraphFont" style:family="text">
      <style:text-properties style:font-name="Open Sans" style:font-name-complex="Open Sans" fo:color="#000000" fo:font-size="10pt" style:font-size-asian="10pt" style:font-size-complex="10pt" fo:background-color="#FFFFFF"/>
    </style:style>
    <style:style style:name="T109" style:parent-style-name="DefaultParagraphFont" style:family="text">
      <style:text-properties style:font-name="Open Sans" style:font-name-complex="Open Sans" fo:color="#000000" fo:font-size="10pt" style:font-size-asian="10pt" style:font-size-complex="10pt" fo:background-color="#FFFFFF"/>
    </style:style>
    <style:style style:name="T110"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1" style:parent-style-name="DefaultParagraphFont" style:family="text">
      <style:text-properties style:font-name="Open Sans" style:font-name-complex="Open Sans" fo:color="#000000" fo:font-size="10pt" style:font-size-asian="10pt" style:font-size-complex="10pt" fo:background-color="#FFFFFF"/>
    </style:style>
    <style:style style:name="T112" style:parent-style-name="DefaultParagraphFont" style:family="text">
      <style:text-properties style:font-name="Open Sans" style:font-name-complex="Open Sans" fo:color="#000000" fo:font-size="10pt" style:font-size-asian="10pt" style:font-size-complex="10pt" fo:background-color="#FFFFFF"/>
    </style:style>
    <style:style style:name="T113"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4" style:parent-style-name="DefaultParagraphFont" style:family="text">
      <style:text-properties style:font-name="Open Sans" style:font-name-complex="Open Sans" fo:color="#000000" fo:font-size="10pt" style:font-size-asian="10pt" style:font-size-complex="10pt" fo:background-color="#FFFFFF"/>
    </style:style>
    <style:style style:name="T115" style:parent-style-name="Hyperlink" style:family="text">
      <style:text-properties style:font-name="Open Sans" style:font-name-complex="Open Sans" fo:font-size="10pt" style:font-size-asian="10pt" style:font-size-complex="10pt" fo:background-color="#FFFFFF"/>
    </style:style>
    <style:style style:name="T116" style:parent-style-name="DefaultParagraphFont" style:family="text">
      <style:text-properties style:font-name="Open Sans" style:font-name-complex="Open Sans" fo:color="#000000" fo:font-size="10pt" style:font-size-asian="10pt" style:font-size-complex="10pt" fo:background-color="#FFFFFF"/>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4384" draw:id="id1" draw:style-name="a2" draw:name="Text Box 465" text:anchor-type="paragraph" svg:x="3.76181in" svg:y="7.71736in" svg:width="2.97639in" svg:height="0.29375in" style:rel-width="scale" style:rel-height="scale"><draw:text-box><text:p text:style-name="NoSpacing"><text:span text:style-name="T2">Jessica Fealy</text:span></text:p></draw:text-box><svg:title/><svg:desc/></draw:frame><draw:custom-shape svg:x="3.76181in" svg:y="0.29236in" svg:width="3.05903in" svg:height="3.50764in" draw:z-index="251660288" draw:id="id2" draw:style-name="a3" draw:name="Rectangle 467" text:anchor-type="paragraph"><svg:title/><svg:desc/><text:p text:style-name="P3"><text:span text:style-name="T4">[Draw your reader in with an engaging abstract. It is typically a short summary of the document. When you’re ready to add your content, just<text:s/></text:span><text:span text:style-name="T5">click here and start typing.]</text:span></text:p><draw:enhanced-geometry draw:type="non-primitive" svg:viewBox="0 0 21600 21600" draw:enhanced-path="M 0 0 L 21600 0 21600 21600 0 21600 Z N"/></draw:custom-shape><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draw:frame draw:z-index="251661312" draw:id="id5" draw:style-name="a6" draw:name="Text Box 470" text:anchor-type="paragraph" svg:x="3.76181in" svg:y="4.09236in" svg:width="2.97639in" svg:height="1.84167in" style:rel-width="scale" style:rel-height="scale"><draw:text-box><text:p text:style-name="P6"><text:span text:style-name="T7">C# Secure Chat Server<text:s/></text:span></text:p><text:p text:style-name="Normal"><text:span text:style-name="T8">[Document subtitle]</text:span></text:p></draw:text-box><svg:title/><svg:desc/></draw:frame></text:p>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9"><text:a xlink:href="#_Toc85577614" office:target-frame-name="_top" xlink:show="replace"><text:span text:style-name="Hyperlink">1 Introduction</text:span><text:tab/>2</text:a></text:p>
          <text:p text:style-name="P10"><text:a xlink:href="#_Toc85577615" office:target-frame-name="_top" xlink:show="replace"><text:span text:style-name="Hyperlink">1.1</text:span><text:span text:style-name="T11"><text:tab/></text:span><text:span text:style-name="Hyperlink">Aim</text:span><text:tab/>2</text:a></text:p>
          <text:p text:style-name="P12"><text:a xlink:href="#_Toc85577616" office:target-frame-name="_top" xlink:show="replace"><text:span text:style-name="Hyperlink">1.2 Objectives</text:span><text:tab/>2</text:a></text:p>
          <text:p text:style-name="P13"><text:a xlink:href="#_Toc85577617" office:target-frame-name="_top" xlink:show="replace"><text:span text:style-name="Hyperlink">1.3 Project Delivery</text:span><text:tab/>2</text:a></text:p>
          <text:p text:style-name="P14"><text:a xlink:href="#_Toc85577618" office:target-frame-name="_top" xlink:show="replace"><text:span text:style-name="Hyperlink">1.3.1 Required Outcome</text:span><text:tab/>2</text:a></text:p>
          <text:p text:style-name="P15"><text:a xlink:href="#_Toc85577619" office:target-frame-name="_top" xlink:show="replace"><text:span text:style-name="Hyperlink">1.3.2 Desired Outcome</text:span><text:tab/>2</text:a></text:p>
          <text:p text:style-name="P16"><text:a xlink:href="#_Toc85577620" office:target-frame-name="_top" xlink:show="replace"><text:span text:style-name="Hyperlink">2 Background Research</text:span><text:tab/>3</text:a></text:p>
          <text:p text:style-name="P17"><text:a xlink:href="#_Toc85577621" office:target-frame-name="_top" xlink:show="replace"><text:span text:style-name="Hyperlink">2.1 Actors, attack vectors, and mitigation</text:span><text:tab/>3</text:a></text:p>
          <text:p text:style-name="P18"><text:a xlink:href="#_Toc85577622" office:target-frame-name="_top" xlink:show="replace"><text:span text:style-name="Hyperlink">2.2 Encryption</text:span><text:tab/>3</text:a></text:p>
          <text:p text:style-name="P19"><text:a xlink:href="#_Toc85577623" office:target-frame-name="_top" xlink:show="replace"><text:span text:style-name="Hyperlink">2.2.1 Different models of encryption</text:span><text:tab/>3</text:a></text:p>
          <text:p text:style-name="P20"><text:a xlink:href="#_Toc85577624" office:target-frame-name="_top" xlink:show="replace"><text:span text:style-name="Hyperlink">2.2.2 RSA and AES</text:span><text:tab/>4</text:a></text:p>
          <text:p text:style-name="P21"><text:a xlink:href="#_Toc85577625" office:target-frame-name="_top" xlink:show="replace"><text:span text:style-name="Hyperlink">2.3 Other security features</text:span><text:tab/>4</text:a></text:p>
          <text:p text:style-name="P22"><text:a xlink:href="#_Toc85577626" office:target-frame-name="_top" xlink:show="replace"><text:span text:style-name="Hyperlink">2.3.1 SSL / TLS</text:span><text:tab/>4</text:a></text:p>
          <text:p text:style-name="P23"><text:a xlink:href="#_Toc85577627" office:target-frame-name="_top" xlink:show="replace"><text:span text:style-name="Hyperlink">2.3.2 Logging</text:span><text:tab/>4</text:a></text:p>
          <text:p text:style-name="P24"><text:a xlink:href="#_Toc85577628" office:target-frame-name="_top" xlink:show="replace"><text:span text:style-name="Hyperlink">2.4 Libraries and other software</text:span><text:tab/>4</text:a></text:p>
          <text:p text:style-name="P25"><text:a xlink:href="#_Toc85577629" office:target-frame-name="_top" xlink:show="replace"><text:span text:style-name="Hyperlink">2.4.1 Databases</text:span><text:tab/>4</text:a></text:p>
          <text:p text:style-name="P26"><text:a xlink:href="#_Toc85577630" office:target-frame-name="_top" xlink:show="replace"><text:span text:style-name="Hyperlink">2.4.2 Logging libraries</text:span><text:tab/>4</text:a></text:p>
          <text:p text:style-name="P27"><text:a xlink:href="#_Toc85577631" office:target-frame-name="_top" xlink:show="replace"><text:span text:style-name="Hyperlink">3 Prototyping</text:span><text:tab/>4</text:a></text:p>
          <text:p text:style-name="P28"><text:a xlink:href="#_Toc85577632" office:target-frame-name="_top" xlink:show="replace"><text:span text:style-name="Hyperlink">3.1 Basic chat server</text:span><text:tab/>4</text:a></text:p>
          <text:p text:style-name="P29"><text:a xlink:href="#_Toc85577633" office:target-frame-name="_top" xlink:show="replace"><text:span text:style-name="Hyperlink">3.2 RSA encryption</text:span><text:tab/>4</text:a></text:p>
          <text:p text:style-name="P30"><text:a xlink:href="#_Toc85577634" office:target-frame-name="_top" xlink:show="replace"><text:span text:style-name="Hyperlink">3.3 RSA and AES encryption</text:span><text:tab/>4</text:a></text:p>
          <text:p text:style-name="P31"><text:a xlink:href="#_Toc85577635" office:target-frame-name="_top" xlink:show="replace"><text:span text:style-name="Hyperlink">3.4 Multithreading for client connections</text:span><text:tab/>4</text:a></text:p>
          <text:p text:style-name="P32"><text:a xlink:href="#_Toc85577636" office:target-frame-name="_top" xlink:show="replace"><text:span text:style-name="Hyperlink">2.5 SSL</text:span><text:tab/>4</text:a></text:p>
          <text:p text:style-name="P33"><text:a xlink:href="#_Toc85577637" office:target-frame-name="_top" xlink:show="replace"><text:span text:style-name="Hyperlink">2.6 Secure logging</text:span><text:tab/>4</text:a></text:p>
          <text:p text:style-name="P34"><text:a xlink:href="#_Toc85577638" office:target-frame-name="_top" xlink:show="replace"><text:span text:style-name="Hyperlink">7 References</text:span><text:tab/>4</text:a></text:p>
        </text:index-body>
      </text:table-of-content>
      <text:p text:style-name="Normal"/>
      <text:p text:style-name="Normal"/>
      <text:p text:style-name="Normal"/>
      <text:p text:style-name="Normal"/>
      <text:p text:style-name="Normal"/>
      <text:p text:style-name="Normal"/>
      <text:p text:style-name="Normal"/>
      <text:p text:style-name="Normal"/>
      <text:p text:style-name="P35"/>
      <text:h text:style-name="P36" text:outline-level="1"><text:bookmark-start text:name="_Toc85496650"/><text:bookmark-start text:name="_Toc85577614"/>1 Introduction<text:bookmark-end text:name="_Toc85496650"/><text:bookmark-end text:name="_Toc85577614"/></text:h>
      <text:list text:style-name="LFO1" text:continue-numbering="true">
        <text:list-item>
          <text:list>
            <text:list-item>
              <text:p text:style-name="P37"><text:bookmark-start text:name="_Toc85496651"/><text:bookmark-start text:name="_Toc85577615"/>Aim<text:bookmark-end text:name="_Toc85496651"/><text:bookmark-end text:name="_Toc85577615"/></text:p>
            </text:list-item>
          </text:list>
        </text:list-item>
      </text:list>
      <text:p text:style-name="Normal">The aim of this project is to research, design, and developed a C# chat server using secure programming principles that utilises industry standard libraries, encryption methodologies, and other pre-existing technologies.<text:s/></text:p>
      <text:h text:style-name="P38" text:outline-level="2"><text:bookmark-start text:name="_Toc85496652"/><text:bookmark-start text:name="_Toc85577616"/>1.2 Objectives<text:bookmark-end text:name="_Toc85496652"/><text:bookmark-end text:name="_Toc85577616"/><text:s/></text:h>
      <text:p text:style-name="P39">1. To research various threats that a chat server, and other servers face daily to gain a complete understanding of the various methods and attack vectors that a malicious actor may take to breach server security.<text:s/></text:p>
      <text:p text:style-name="P40">2. To research encryption methodologies used in industry for message transmission and user data storage, this research will allow me to implement features to better secure data that is being sent to, sent from, and saved on the server.<text:s/></text:p>
      <text:p text:style-name="P41">3.<text:s/>To research pre-existing security technologies, protocols, and libraries that are either standard practice in industry, or are commonly used in industry. Doing this research will allow me to ensure that that final project better lies with what is standard,<text:s/>and to ensure that I am using libraries that will better help the overall security.<text:s/></text:p>
      <text:p text:style-name="P42">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p text:style-name="P43">5. To test and evaluate the final solution of this project. After the server and clients have been finalised testing will be required to be under-taken to determine the success of the project. Evaluation of this testing and overall project will be completed. <text:s/></text:p>
      <text:h text:style-name="P44" text:outline-level="2"><text:bookmark-start text:name="_Toc85496653"/><text:bookmark-start text:name="_Toc85577617"/>1.3 Project Delivery<text:bookmark-end text:name="_Toc85496653"/><text:bookmark-end text:name="_Toc85577617"/></text:h>
      <text:p text:style-name="Normal">Below is the required and desired outcome expected to be delivered by the completion of this<text:s/>project. These will be used to help evaluate the overall success for this project:<text:s/></text:p>
      <text:h text:style-name="P45" text:outline-level="3"><text:bookmark-start text:name="_Toc85496654"/><text:bookmark-start text:name="_Toc85577618"/>1.3.1 Required Outcome<text:bookmark-end text:name="_Toc85496654"/><text:bookmark-end text:name="_Toc85577618"/></text:h>
      <text:p text:style-name="ListParagraph">- Research into encryption.</text:p>
      <text:p text:style-name="ListParagraph">- Research into secure security, protocol, and libraries.<text:s/></text:p>
      <text:p text:style-name="ListParagraph">- Research into security threats.</text:p>
      <text:p text:style-name="ListParagraph">- At least one chat channel<text:s/>per server instance.<text:s/></text:p>
      <text:p text:style-name="ListParagraph">- Persistent user log in data.</text:p>
      <text:p text:style-name="ListParagraph">- Encrypted messages between client and server.<text:s/></text:p>
      <text:p text:style-name="ListParagraph">- Easy to use client interface.<text:s/></text:p>
      <text:p text:style-name="ListParagraph">- Implementation of other researched security features.</text:p>
      <text:p text:style-name="ListParagraph">- Secure logs.</text:p>
      <text:p text:style-name="ListParagraph">- Persistent storage of log data.<text:s/></text:p>
      <text:p text:style-name="ListParagraph">- Server able to manage multiple clients simultaneously.<text:s/></text:p>
      <text:p text:style-name="ListParagraph">- Local admin server log in.</text:p>
      <text:p text:style-name="ListParagraph">- Channel messages securely stored sever side.</text:p>
      <text:h text:style-name="P46" text:outline-level="3"><text:bookmark-start text:name="_Toc85496655"/><text:bookmark-start text:name="_Toc85577619"/>1.3.2 Desired Outcome<text:bookmark-end text:name="_Toc85496655"/><text:bookmark-end text:name="_Toc85577619"/><text:s/></text:h>
      <text:p text:style-name="ListParagraph">- Multiple chat channels on the same server instance.</text:p>
      <text:p text:style-name="ListParagraph">- Remote admin server log in.</text:p>
      <text:p text:style-name="ListParagraph">- Private client communication<text:s/>(one-on-one).</text:p>
      <text:p text:style-name="ListParagraph">- Data stored securely to external database.</text:p>
      <text:p text:style-name="ListParagraph">- Client messages stored locally securely.</text:p>
      <text:h text:style-name="P47" text:outline-level="1"><text:bookmark-start text:name="_Toc85577620"/>2 Background Research<text:bookmark-end text:name="_Toc85577620"/><text:s/></text:h>
      <text:h text:style-name="P48" text:outline-level="2"><text:bookmark-start text:name="_Toc85577621"/>2.1 Actors, attack vectors, and mitigation<text:bookmark-end text:name="_Toc85577621"/><text:s text:c="2"/></text:h>
      <text:p text:style-name="Normal"/>
      <text:p text:style-name="Normal"><text:span text:style-name="T49">In terms of server security, a server is under threat by 3 main<text:s/></text:span><text:span text:style-name="T50">categories, human, nature, and technology<text:s/></text:span><text:span text:style-name="T51">(Jouini, Rabai and Aissa, 2014)</text:span><text:span text:style-name="T52">, in terms of this project only securing against the human and technological threats will be focused on, however with a larger scale solution nature threat would require more consider</text:span><text:span text:style-name="T53">ation.<text:s/></text:span></text:p>
      <text:p text:style-name="P54">This project will primarily focus on mitigating against these following vulnerabilities:<text:s/></text:p>
      <text:list text:style-name="LFO2" text:continue-numbering="true">
        <text:list-item>
          <text:p text:style-name="P55"><text:span text:style-name="T56">Account hijacking – this is where a malicious actor gains unauthorised access to an authorised user account. This attack may occur against general users, or m</text:span><text:span text:style-name="T57">ore seriously admin privileged users. There are many ways in which an attacker may gain access to an users account, this is primarily done via phishing or brute force attempts<text:s/></text:span><text:span text:style-name="T58">(Bamiah and Brohi, 2011)</text:span><text:span text:style-name="T59">. Way to mitigate against this form of attack, is by ens</text:span><text:span text:style-name="T60">ure users are aware of phishing attacks so they’re better prepared for them and to ensure passwords are held to a standard to increase the time to brute force an attack.</text:span></text:p>
        </text:list-item>
        <text:list-item>
          <text:p text:style-name="P61"><text:span text:style-name="T62">Man-in-the-middle (MITM) attacks – these attacks are caused when a malicious actor sit</text:span><text:span text:style-name="T63">s between the client and the server connection stream, this allows the actor to monitor, read, and interfere with messages sent between client and server (</text:span><text:span text:style-name="T64">Swinhoe, D., 2021)</text:span><text:span text:style-name="T65">. A primary method to mitigate against MITM attacks is to set up a secure socket la</text:span><text:span text:style-name="T66">yer (SSL) between the server and the client</text:span><text:span text:style-name="T67"><text:s/></text:span><text:span text:style-name="T68">(Irwin, 2021), this method ensures that both client and server can verify the message comes from the genuine sender.<text:s/></text:span></text:p>
        </text:list-item>
        <text:list-item>
          <text:p text:style-name="P69">Come back with more research and probably better wording<text:s/></text:p>
        </text:list-item>
      </text:list>
      <text:h text:style-name="P70" text:outline-level="2"><text:bookmark-start text:name="_Toc85577622"/>2.2 Encryption<text:bookmark-end text:name="_Toc85577622"/></text:h>
      <text:p text:style-name="Normal">What is encryption? When is it used? How is it used? What are my intended uses for encryption. Salting and hashing<text:s/></text:p>
      <text:h text:style-name="P71" text:outline-level="3"><text:bookmark-start text:name="_Toc85577623"/>2.2.1<text:s/>Different models of encryption<text:bookmark-end text:name="_Toc85577623"/><text:s/></text:h>
      <text:p text:style-name="Normal"><text:span text:style-name="T72">All encryption methods can be defined as either synchronous or asynchronous<text:s/></text:span><text:span text:style-name="T73">(Information Commissioners Office, n.d.)</text:span><text:span text:style-name="T74">, each category will give benefits and disadvantages depending on their use cases.<text:s/></text:span></text:p>
      <text:p text:style-name="Normal"><text:span text:style-name="T75">Synchronous encryption i</text:span><text:span text:style-name="T76">s the cryptography methods of using the same encryption key for both encryption and decryptions<text:s/></text:span><text:span text:style-name="T77">(Smirnoff and Turner, 2019).<text:s/></text:span><text:span text:style-name="T78">Synchronous can operated in two different modes, these are known as block ciphers and stream ciphers.<text:s/></text:span><text:span text:style-name="T79"><text:s/></text:span><text:span text:style-name="T80">Block ciphers segments all data (plain text) into static size blocks, these blocks have the encryption applied to them. Stream ciphers segments<text:s/></text:span><text:span text:style-name="T81">the data into separate bits, each individual bit then has the encryption applied (</text:span>Panhwar, 2019). Synchronous encyprtion has a potentially fetal flaw, this in regards to how the key is shared. This form of encrytpion has benefits over asychronous methods by requried less computation time for encryption and decryption, resulting in faster message tranfer. As synchronous encryption requires encryption and decryption to be preformed with the same key, the tranfer of this ley must be done in such a way to prevent the key becoming public knowledge. A common way to prevent the key from being publically it is practice to encryt the synchronous key using asychronous methods. NEED TO REFERENCE REST OF THIS</text:p>
      <text:p text:style-name="Normal">TALK ABOUT ASYNCHRONOUS<text:s/></text:p>
      <text:h text:style-name="P82" text:outline-level="3"><text:bookmark-start text:name="_Toc85577624"/>2.2.2 RSA and AES<text:bookmark-end text:name="_Toc85577624"/><text:s/></text:h>
      <text:p text:style-name="Normal">Riverst-Shamir-Adleman (RSA) and Advanced Encryption Standard (AES) are both common practice<text:s/>asynchronous and synchronous encryption methods respectively.<text:s/></text:p>
      <text:p text:style-name="Normal">RSA encryption utilises two keys, one private key and one public key. With the encryption method the private key is used to decrypt messages, this key must be kept secure and secret; then uses the public key to encrypt message, this key can be known publicly without risk to any encrypted message content.<text:s/>CONTINUE TALKING ABOIUT HOW RSA WORKS AND THE EQUATION<text:s/></text:p>
      <text:p text:style-name="Normal"><text:a xlink:href="https://www.comparitech.com/blog/information-security/rsa-encryption/" office:target-frame-name="_top" xlink:show="replace"><text:span text:style-name="Hyperlink">https://www.comparitech.com/blog/information-security/rsa-encryption/</text:span></text:a><text:s/></text:p>
      <text:p text:style-name="Normal"><text:a xlink:href="https://computerresearch.org/index.php/computer/article/view/272/272" office:target-frame-name="_top" xlink:show="replace"><text:span text:style-name="Hyperlink">https://computerresearch.org/index.php/computer/article/view/272/272</text:span></text:a><text:s/></text:p>
      <text:h text:style-name="P83" text:outline-level="3">2.2.3 SslStream</text:h>
      <text:p text:style-name="Normal">HOW IS THIS USED? WHY IS THIS USED? WHERE IS THIS FROM? HOW WILL I USE IT</text:p>
      <text:h text:style-name="P84" text:outline-level="2"><text:bookmark-start text:name="_Toc85577625"/>2.3 Other security features<text:bookmark-end text:name="_Toc85577625"/><text:s/></text:h>
      <text:h text:style-name="P85" text:outline-level="3"><text:bookmark-start text:name="_Toc85577626"/>2.3.1 SSL / TLS<text:bookmark-end text:name="_Toc85577626"/></text:h>
      <text:p text:style-name="Normal">SSL is an acronym to describe Secure Socket Layers, this protocol is used to perform a connection handshake safely and securely between a server and client. The primary of for SSL is to provide confidentiality, authenticity, and reliable protection in a connection<text:s/>over a TCP layer. Connection through SSL provides a key-exchange protocol which ensures the continuity of cryptographic data such as encryption keys.<text:s/><text:s/>CONTINUE ABOUT HOW SSL PROTECTS CONFIDENTIALITY AUTHENTICITY AND RELIABLITY AND TAKE ABOUT SSL CERTIFICATES</text:p>
      <text:p text:style-name="Normal"/>
      <text:h text:style-name="P86" text:outline-level="3"><text:bookmark-start text:name="_Toc85577627"/>2.3.2 Logging<text:bookmark-end text:name="_Toc85577627"/><text:s/></text:h>
      <text:p text:style-name="Normal">WHAT IS LOGGING? WHY SHOULD YOU USE LOGGING? HOW WILL I USE LOGGING? HOW TO MAKE THE LOGGING SECURE?</text:p>
      <text:p text:style-name="Normal">2.3.3 Saving content to a file</text:p>
      <text:p text:style-name="Normal">WHAT SHOULD I SAVE TO A FILE? HOW WILL I SAVE TO <text:s/>A FILE? HOW WILL THIS BE SECURE?<text:s/></text:p>
      <text:h text:style-name="P87" text:outline-level="2"><text:bookmark-start text:name="_Toc85577628"/>2.4 Libraries and other software<text:bookmark-end text:name="_Toc85577628"/></text:h>
      <text:h text:style-name="P88" text:outline-level="3"><text:bookmark-start text:name="_Toc85577629"/>2.4.1 Databases<text:bookmark-end text:name="_Toc85577629"/><text:s/></text:h>
      <text:h text:style-name="P89" text:outline-level="3">2.4.2<text:s/>Logging tools</text:h>
      <text:h text:style-name="P90" text:outline-level="1"><text:bookmark-start text:name="_Toc85577631"/>3 Prototyping<text:bookmark-end text:name="_Toc85577631"/><text:s/></text:h>
      <text:h text:style-name="P91" text:outline-level="2"><text:bookmark-start text:name="_Toc85577632"/>3.1 Basic chat server<text:bookmark-end text:name="_Toc85577632"/><text:s/></text:h>
      <text:h text:style-name="P92" text:outline-level="2"><text:bookmark-start text:name="_Toc85577633"/>3.2 RSA encryption<text:bookmark-end text:name="_Toc85577633"/><text:s/></text:h>
      <text:h text:style-name="P93" text:outline-level="2"><text:bookmark-start text:name="_Toc85577634"/>3.3 RSA and AES encryption<text:bookmark-end text:name="_Toc85577634"/><text:s/></text:h>
      <text:h text:style-name="P94" text:outline-level="2"><text:bookmark-start text:name="_Toc85577635"/>3.4 Multithreading for client connections<text:bookmark-end text:name="_Toc85577635"/><text:s/></text:h>
      <text:h text:style-name="P95" text:outline-level="2"><text:bookmark-start text:name="_Toc85577636"/>2.5 SSL<text:bookmark-end text:name="_Toc85577636"/><text:s/></text:h>
      <text:h text:style-name="P96" text:outline-level="2"><text:bookmark-start text:name="_Toc85577637"/>2.6 Secure logging<text:bookmark-end text:name="_Toc85577637"/><text:s/></text:h>
      <text:p text:style-name="Normal"/>
      <text:h text:style-name="Heading1" text:outline-level="1">References</text:h>
      <text:p text:style-name="Bibliography">David Wagner, B. S., 1996. Analysis of the SSL 3.0 protocol.<text:s/><text:span text:style-name="T97">Proceedings of the Second USENIX Workshop on Electronic Commerce,<text:s/></text:span>1(1), pp. 29-40.</text:p>
      <text:p text:style-name="Bibliography">Muhammad Aamir Panhwar, S. A. k. G. P. K. A. m., 2019. SACA: A Study of Symmetric and Asymmetric Cryptographic.<text:s/><text:span text:style-name="T98">International Journal of Computer Science and Network Security,<text:s/></text:span>19(1), pp. 48-55.</text:p>
      <text:p text:style-name="Normal"><text:span text:style-name="T99"><text:s/></text:span><text:span text:style-name="T100">Bamiah, M. and Brohi, S., 2011. Seven Deadly Threats and vulnerabilities in Cloud Computing.<text:s/></text:span><text:span text:style-name="T101">INTERNATIONAL JOURNAL OF ADVANCED ENGINEERING SCIENCES AND TECHNOLOGIES</text:span><text:span text:style-name="T102">, 9(1), pp.087-090.</text:span></text:p>
      <text:p text:style-name="Normal"><text:span text:style-name="T103">Swinhoe, D., 2021. </text:span><text:span text:style-name="T104">What is a man-in-the-middle attack? How MitM attacks work and how to prevent them</text:span><text:span text:style-name="T105">. Available at: https://www.csoonline.com/article/3340117/what-is-a-man-in-the-middle-attack-how-mitm-attacks-work-and-how-to-prevent-them.html (Accessed 19 October 2021).</text:span></text:p>
      <text:p text:style-name="Normal"><text:span text:style-name="T106">Irwin, L., 2021. </text:span><text:span text:style-name="T107">How to defend against man-in-the-middle attacks - IT Governance Blog En</text:span><text:span text:style-name="T108">. Available at: https://www.itgovernance.eu/blog/en/how-to-defend-against-man-in-the-middle-attacks (Accessed 19 October 2021).</text:span></text:p>
      <text:p text:style-name="Normal"><text:span text:style-name="T109">Information Commissioners Office. n.d. </text:span><text:span text:style-name="T110">What types of encryption are there?</text:span><text:span text:style-name="T111"><text:s/>Available at: https://ico.org.uk/for-organisations/guide-to-data-protection/guide-to-the-general-data-protection-regulation-gdpr/encryption/what-types-of-encryption-are-there/ (Accessed 19 October 2021)</text:span></text:p>
      <text:p text:style-name="Normal"><text:span text:style-name="T112">Smirnoff, P. and Turner, D., 2021. </text:span><text:span text:style-name="T113">Symmetric Key Encryption - why, where and how it’s used in banking</text:span><text:span text:style-name="T114">. Available at:<text:s/></text:span><text:a xlink:href="https://www.cryptomathic.com/news-events/blog/symmetric-key-encryption-why-where-and-how-its-used-in-banking" office:target-frame-name="_top" xlink:show="replace"><text:span text:style-name="T115">https://www.cryptomathic.com/news-events/blog/symmetric-key-encryption-why-where-and-how-its-used-in-banking</text:span></text:a><text:span text:style-name="T116"><text:s/>(Accessed 19 October 2021).</text:spa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1-10-15T20:53:00Z</meta:creation-date>
    <dc:date>2021-11-15T16:33:00Z</dc:date>
    <meta:template xlink:href="Normal" xlink:type="simple"/>
    <meta:editing-cycles>13</meta:editing-cycles>
    <meta:editing-duration>PT29220S</meta:editing-duration>
    <meta:document-statistic meta:page-count="1" meta:paragraph-count="21" meta:word-count="1616" meta:character-count="10808" meta:row-count="76" meta:non-whitespace-character-count="9213"/>
  </office:meta>
</office:document-meta>
</file>